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2E000002B8577E3AACD9CEB1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indent="-2.499cm" style:auto-text-indent="false"/>
    </style:style>
    <style:style style:name="P3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/>
    </style:style>
    <style:style style:name="P4" style:family="paragraph" style:parent-style-name="LO-normal" style:list-style-name="WWNum2"/>
    <style:style style:name="P5" style:family="paragraph" style:parent-style-name="LO-normal" style:list-style-name="WWNum1"/>
    <style:style style:name="P6" style:family="paragraph" style:parent-style-name="LO-normal" style:list-style-name="WWNum3"/>
    <style:style style:name="P7" style:family="paragraph" style:parent-style-name="LO-normal" style:list-style-name="WWNum4"/>
    <style:style style:name="P8" style:family="paragraph" style:parent-style-name="LO-normal" style:list-style-name="WWNum5"/>
    <style:style style:name="P9" style:family="paragraph" style:parent-style-name="LO-normal" style:list-style-name="WWNum5">
      <style:text-properties officeooo:paragraph-rsid="001913e0"/>
    </style:style>
    <style:style style:name="T1" style:family="text">
      <style:text-properties fo:color="#e11a5a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style:font-size-asian="11pt" style:font-style-asian="normal" style:font-weight-asian="normal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fo:font-weight="normal" style:text-blinking="false" style:font-size-asian="11pt" style:font-style-asian="normal" style:font-weight-asian="normal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style:font-size-asian="12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13e0" style:text-blinking="false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style:font-size-asian="11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wv9o4b5f45u4"/><text:span text:style-name="T1">Projet d’introduction à l'algorithmique</text:span></text:p>
      <text:p text:style-name="P1"/>
      <text:p text:style-name="Heading_20_2"><text:bookmark text:name="_4yl9j8xfadci"/><text:span text:style-name="T2">Sujet : Résolution d’exercices sur le site codingame</text:span></text:p>
      <text:p text:style-name="Heading_20_3"><text:span text:style-name="T2">Objectifs :</text:span></text:p>
      <text:list xml:id="list4168914874" text:style-name="WWNum2">
        <text:list-item>
          <text:p text:style-name="P4">Revoir les notions d’algorithmiques suivantes :</text:p>
          <text:list>
            <text:list-item>
              <text:p text:style-name="P4">Variables</text:p>
            </text:list-item>
            <text:list-item>
              <text:p text:style-name="P4">Tableaux</text:p>
            </text:list-item>
            <text:list-item>
              <text:p text:style-name="P4">Boucles</text:p>
            </text:list-item>
            <text:list-item>
              <text:p text:style-name="P4">Conditions</text:p>
            </text:list-item>
            <text:list-item>
              <text:p text:style-name="P4">Fonctions</text:p>
            </text:list-item>
            <text:list-item>
              <text:p text:style-name="P4">Recherche Dichotomique</text:p>
            </text:list-item>
          </text:list>
        </text:list-item>
      </text:list>
      <text:p text:style-name="Heading_20_3"><text:bookmark text:name="_uz3foy2627v8"/><text:span text:style-name="T2">Spécifications :</text:span></text:p>
      <text:list xml:id="list4042216998" text:style-name="WWNum1">
        <text:list-item>
          <text:p text:style-name="P5">Exercice 1 : <text:bookmark text:name="docs-internal-guid-5f98a820-7fff-1a5a-b3"/><text:a xlink:type="simple" xlink:href="https://www.codingame.com/training/easy/temperatures" text:style-name="Internet_20_link" text:visited-style-name="Visited_20_Internet_20_Link"><text:span text:style-name="Internet_20_link"><text:span text:style-name="T3">https://www.codingame.com/training/easy/temperatures</text:span></text:span></text:a></text:p>
        </text:list-item>
        <text:list-item>
          <text:p text:style-name="P5">Exercice 2 : <text:bookmark text:name="docs-internal-guid-22e56e6f-7fff-346f-dc"/><text:a xlink:type="simple" xlink:href="https://www.codingame.com/ide/puzzle/stock-exchange-losses" text:style-name="ListLabel_20_110" text:visited-style-name="ListLabel_20_110"><text:span text:style-name="Internet_20_link"><text:span text:style-name="T3">https://www.codingame.com/ide/puzzle/stock-exchange-losses</text:span></text:span></text:a></text:p>
        </text:list-item>
        <text:list-item>
          <text:p text:style-name="P5">Exercice 3 : <text:bookmark text:name="docs-internal-guid-c7c47c09-7fff-4ec6-7c"/><text:a xlink:type="simple" xlink:href="https://www.codingame.com/training/medium/shadows-of-the-knight-episode-1" text:style-name="ListLabel_20_110" text:visited-style-name="ListLabel_20_110"><text:span text:style-name="Internet_20_link"><text:span text:style-name="T3">https://www.codingame.com/training/medium/shadows-of-the-knight-episode-1</text:span></text:span></text:a></text:p>
        </text:list-item>
      </text:list>
      <text:p text:style-name="Heading_20_3"><text:bookmark text:name="docs-internal-guid-dd5695c3-7fff-1541-ab"/><text:span text:style-name="T2">Modalités :</text:span></text:p>
      <text:list xml:id="list4041290703" text:style-name="WWNum3">
        <text:list-item>
          <text:p text:style-name="P6"><text:span text:style-name="T6">Le travail se fera individuellement.</text:span></text:p>
        </text:list-item>
      </text:list>
      <text:p text:style-name="Heading_20_3"><text:bookmark text:name="_l09vnjdcrxxs"/><text:span text:style-name="T2">Livrable :</text:span></text:p>
      <text:list xml:id="list3099208545" text:style-name="WWNum4">
        <text:list-item>
          <text:p text:style-name="P7">Valider les solutions de chaques exercices avec le formateur</text:p>
        </text:list-item>
      </text:list>
      <text:p text:style-name="Heading_20_3"><text:bookmark text:name="_h9rfcb6664oa"/><text:span text:style-name="T2">Contraintes :</text:span></text:p>
      <text:list xml:id="list2727711154" text:style-name="WWNum5">
        <text:list-item>
          <text:p text:style-name="P8">Language : Javascript</text:p>
        </text:list-item>
      </text:list>
      <text:p text:style-name="LO-normal"/>
      <text:list xml:id="list163850074456251" text:continue-numbering="true" text:style-name="WWNum5">
        <text:list-item>
          <text:p text:style-name="P9"><text:soft-page-break/><text:span text:style-name="Internet_20_link"><text:span text:style-name="T8">EXERCICE 1</text:span></text:span></text:p>
        </text:list-item>
        <text:list-item>
          <text:p text:style-name="P9"><text:span text:style-name="Internet_20_link"><text:span text:style-name="T7">const n = parseInt(readline()); </text:span></text:span></text:p>
        </text:list-item>
        <text:list-item>
          <text:p text:style-name="P9"><text:span text:style-name="Internet_20_link"><text:span text:style-name="T7">var inputs = readline().split(' ');</text:span></text:span></text:p>
        </text:list-item>
        <text:list-item>
          <text:p text:style-name="P9"><text:span text:style-name="Internet_20_link"><text:span text:style-name="T7">// on détermine que la température la plus proche est</text:span></text:span></text:p>
        </text:list-item>
        <text:list-item>
          <text:p text:style-name="P9"><text:span text:style-name="Internet_20_link"><text:span text:style-name="T7">// 0 de base reste à zéro tant qu'un élément différent de 0 n'est pas trouvé dans le tableau d'inputs</text:span></text:span></text:p>
        </text:list-item>
        <text:list-item>
          <text:p text:style-name="P9"><text:span text:style-name="Internet_20_link"><text:span text:style-name="T7">// si un zero est rencontré result restera évidement 0 :)</text:span></text:span></text:p>
        </text:list-item>
        <text:list-item>
          <text:p text:style-name="P9"><text:span text:style-name="Internet_20_link"><text:span text:style-name="T7">let result = 0;</text:span></text:span></text:p>
        </text:list-item>
        <text:list-item>
          <text:p text:style-name="P9"><text:span text:style-name="Internet_20_link"><text:span text:style-name="T7"/></text:span></text:p>
        </text:list-item>
        <text:list-item>
          <text:p text:style-name="P9"><text:span text:style-name="Internet_20_link"><text:span text:style-name="T7"><text:s text:c="5"/>// on boucle dans le tableau d'inputs,</text:span></text:span></text:p>
        </text:list-item>
        <text:list-item>
          <text:p text:style-name="P9"><text:span text:style-name="Internet_20_link"><text:span text:style-name="T7"><text:s text:c="5"/>// result prendra la valeur premier cas, puis passera dans les ifs suivants </text:span></text:span></text:p>
        </text:list-item>
        <text:list-item>
          <text:p text:style-name="P9"><text:span text:style-name="Internet_20_link"><text:span text:style-name="T7"><text:s text:c="5"/>// pour déterminer si cas complexes </text:span></text:span></text:p>
        </text:list-item>
        <text:list-item>
          <text:p text:style-name="P9"><text:span text:style-name="Internet_20_link"><text:span text:style-name="T7"><text:s text:c="2"/>for (let i = 0; i &lt; n; i++) {</text:span></text:span></text:p>
        </text:list-item>
        <text:list-item>
          <text:p text:style-name="P9"><text:span text:style-name="Internet_20_link"><text:span text:style-name="T7"><text:s text:c="7"/></text:span></text:span></text:p>
        </text:list-item>
        <text:list-item>
          <text:p text:style-name="P9"><text:span text:style-name="Internet_20_link"><text:span text:style-name="T7"><text:s text:c="8"/>if ( result === 0) {</text:span></text:span></text:p>
        </text:list-item>
        <text:list-item>
          <text:p text:style-name="P9"><text:span text:style-name="Internet_20_link"><text:span text:style-name="T7"><text:s text:c="12"/>//trouve le chiffre le plus proche cas simple &amp;&amp; gère le cas où n est null</text:span></text:span></text:p>
        </text:list-item>
        <text:list-item>
          <text:p text:style-name="P9"><text:span text:style-name="Internet_20_link"><text:span text:style-name="T7"><text:s text:c="11"/>result = inputs[i]</text:span></text:span></text:p>
        </text:list-item>
        <text:list-item>
          <text:p text:style-name="P9"><text:span text:style-name="Internet_20_link"><text:span text:style-name="T7"><text:s text:c="8"/>} else if (inputs[i] &gt; 0 &amp;&amp; inputs[i] <text:s/>&lt;= Math.abs(result)) {</text:span></text:span></text:p>
        </text:list-item>
        <text:list-item>
          <text:p text:style-name="P9"><text:span text:style-name="Internet_20_link"><text:span text:style-name="T7"><text:s text:c="12"/>//condition qui dit que si on a -5 et 5 c'est 5 qui est choisi en résultat</text:span></text:span></text:p>
        </text:list-item>
        <text:list-item>
          <text:p text:style-name="P9"><text:span text:style-name="Internet_20_link"><text:span text:style-name="T7"><text:s text:c="12"/>result = inputs[i]</text:span></text:span></text:p>
        </text:list-item>
        <text:list-item>
          <text:p text:style-name="P9"><text:span text:style-name="Internet_20_link"><text:span text:style-name="T7"><text:s text:c="8"/>} else if (inputs[i] &lt; 0 &amp;&amp; -inputs[i] &lt; Math.abs(result)) {</text:span></text:span></text:p>
        </text:list-item>
        <text:list-item>
          <text:p text:style-name="P9"><text:span text:style-name="Internet_20_link"><text:span text:style-name="T7"><text:s text:c="12"/>// condition pour les nombres négatifs</text:span></text:span></text:p>
        </text:list-item>
        <text:list-item>
          <text:p text:style-name="P9"><text:span text:style-name="Internet_20_link"><text:span text:style-name="T7"><text:s text:c="12"/>result = inputs[i]</text:span></text:span></text:p>
        </text:list-item>
        <text:list-item>
          <text:p text:style-name="P9"><text:span text:style-name="Internet_20_link"><text:span text:style-name="T7"><text:s text:c="8"/>}</text:span></text:span></text:p>
        </text:list-item>
        <text:list-item>
          <text:p text:style-name="P9"><text:span text:style-name="Internet_20_link"><text:span text:style-name="T7"><text:s text:c="2"/>}</text:span></text:span></text:p>
        </text:list-item>
        <text:list-item>
          <text:p text:style-name="P9"><text:span text:style-name="Internet_20_link"><text:span text:style-name="T7"><text:s text:c="2"/>// on affiche le résulat trouvé dans le for </text:span></text:span></text:p>
        </text:list-item>
        <text:list-item>
          <text:p text:style-name="P9"><text:span text:style-name="Internet_20_link"><text:span text:style-name="T7"><text:s text:c="2"/>printErr(inputs)</text:span></text:span></text:p>
        </text:list-item>
        <text:list-item>
          <text:p text:style-name="P9"><text:span text:style-name="Internet_20_link"><text:span text:style-name="T7"><text:s text:c="2"/>print(resul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none" fo:font-style="normal" style:text-underline-style="none" fo:font-weight="normal" style:letter-kerning="false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none" fo:font-style="normal" style:text-underline-style="none" fo:font-weight="normal" style:letter-kerning="false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variant="normal" fo:text-transform="none" fo:color="#1155cc" style:text-line-through-style="none" style:text-line-through-type="none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text-blinking="false" style:font-size-asian="11pt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ListLabel_20_10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-2.499cm" style:auto-text-indent="false"/>
    </style:style>
    <style:style style:name="MP2" style:family="paragraph" style:parent-style-name="Standard">
      <style:paragraph-properties fo:margin-top="0cm" fo:margin-bottom="0cm" loext:contextual-spacing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as-char" svg:width="21.258cm" svg:height="9.267cm" draw:z-index="1"><draw:image xlink:href="Pictures/100000000000062E000002B8577E3AACD9CEB145.jpg" xlink:type="simple" xlink:show="embed" xlink:actuate="onLoad" loext:mime-type="image/jpeg"/><svg:desc>habillageTemporaire.jpg</svg:desc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10-22T16:38:48.605592577</dc:date>
    <meta:editing-cycles>2</meta:editing-cycles>
    <meta:editing-duration>PT3H43M21S</meta:editing-duration>
    <meta:generator>LibreOffice/6.0.2.1.0$Linux_X86_64 LibreOffice_project/00m0$Build-1</meta:generator>
    <meta:document-statistic meta:table-count="0" meta:image-count="1" meta:object-count="0" meta:page-count="2" meta:paragraph-count="48" meta:word-count="285" meta:character-count="1716" meta:non-whitespace-character-count="1376"/>
  </office:meta>
</office:document-meta>
</file>